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4.233cm" fo:margin-right="0cm" fo:text-indent="-4.233cm" style:auto-text-indent="false"/>
    </style:style>
    <style:style style:name="T1" style:family="text">
      <style:text-properties fo:color="#000000"/>
    </style:style>
    <style:style style:name="T2" style:family="text">
      <style:text-properties fo:color="#000000" fo:font-weight="bold"/>
    </style:style>
    <style:style style:name="T3" style:family="text">
      <style:text-properties fo:color="#000000" fo:font-weight="normal" style:font-weight-asian="normal" style:font-weight-complex="normal"/>
    </style:style>
    <style:style style:name="T4" style:family="text">
      <style:text-properties fo:color="#000000" fo:font-weight="normal" officeooo:rsid="00193076" style:font-weight-asian="normal" style:font-weight-complex="normal"/>
    </style:style>
    <style:style style:name="T5" style:family="text">
      <style:text-properties style:text-position="33% 80%"/>
    </style:style>
    <style:style style:name="T6" style:family="text">
      <style:text-properties officeooo:rsid="00181a39"/>
    </style:style>
    <style:style style:name="T7" style:family="text">
      <style:text-properties officeooo:rsid="001930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De: </text:span><text:span text:style-name="T1">XY</text:span></text:p>
      <text:p text:style-name="P1"><text:span text:style-name="T2">Envoyé: </text:span><text:span text:style-name="T1">mardi 13 novembre 11:04</text:span></text:p>
      <text:p text:style-name="P1"><text:span text:style-name="T2">À:</text:span><text:span text:style-name="T3"> </text:span><text:span text:style-name="T4">RG</text:span></text:p>
      <text:p text:style-name="P1"><text:span text:style-name="T2">Objet: </text:span><text:span text:style-name="T1">Formation de recherche documentaire pour un cours master SV</text:span></text:p>
      <text:p text:style-name="Text_20_body"> </text:p>
      <text:p text:style-name="Text_20_body">LO <text:span text:style-name="T7">RG</text:span>,</text:p>
      <text:p text:style-name="Text_20_body"> </text:p>
      <text:p text:style-name="Text_20_body">Comme déjà mentionné, je t'informe que le professeur Truc m'a demandé une formation de recherche documentaire pour un cours master qu'il va donner (avec deux autres chercheurs) le semestre prochain. Sujet du cours: "Personalized medicine tools" (principalement pour le cancer mais pas uniquement) …</text:p>
      <text:p text:style-name="Text_20_body"> </text:p>
      <text:p text:style-name="Text_20_body">Il s'agirait de montrer aux étudiants comment chercher des brevets et des articles touchant le sujet (le prof. Truc m'a dit … "How to search literature and patents. We could show them how we proceed with PubMed but I think it would be better if the teaching came from an information specialist" … sympa – j'en profite pour dire que <text:span text:style-name="T6">prof. Truc</text:span> s'exprime presque uniquement en anglais). 1<text:span text:style-name="T5">er</text:span> cours = ve 22.02 (ce qu'il m'a dit). Durée = 14x4h. Il est prêt à nous accorder le temps qu'on lui demande mais je pense qu'il ne faut quand même pas abuser (j'ai parlé d'une fois 4h … à voir sa réaction, ça doit être un max pour lui).</text:p>
      <text:p text:style-name="Text_20_body"> </text:p>
      <text:p text:style-name="Text_20_body">Bon ben voilà … cool si on peut s'organiser et lui répondre assez rapidement.</text:p>
      <text:p text:style-name="Text_20_body"> </text:p>
      <text:p text:style-name="Text_20_body">Merci d'avance pour votre aide.</text:p>
      <text:p text:style-name="Text_20_body"> </text:p>
      <text:p text:style-name="Text_20_body">Bye,</text:p>
      <text:p text:style-name="Text_20_body"> </text:p>
      <text:p text:style-name="Text_20_body">X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1T17:41:44.641809000</meta:creation-date>
    <dc:date>2014-11-01T18:53:42.688162000</dc:date>
    <meta:editing-duration>PT29S</meta:editing-duration>
    <meta:editing-cycles>6</meta:editing-cycles>
    <meta:generator>LibreOffice/4.2.6.3$MacOSX_x86 LibreOffice_project/3fd416d4c6db7d3204c17ce57a1d70f6e531ee21</meta:generator>
    <meta:document-statistic meta:table-count="0" meta:image-count="0" meta:object-count="0" meta:page-count="1" meta:paragraph-count="18" meta:word-count="202" meta:character-count="1157" meta:non-whitespace-character-count="958"/>
  </office:meta>
</office:document-meta>
</file>